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19">
      <style:table-cell-properties style:vertical-align="automatic" fo:wrap-option="wrap"/>
    </style:style>
    <style:style style:name="ce7" style:family="table-cell" style:parent-style-name="Default" style:data-style-name="N19"/>
    <style:style style:name="ce8" style:family="table-cell" style:parent-style-name="Default" style:data-style-name="N36"/>
    <style:style style:name="ce9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Comma" style:data-style-name="N37"/>
    <style:style style:name="ce12" style:family="table-cell" style:parent-style-name="Default" style:data-style-name="N38"/>
    <style:style style:name="ce13" style:family="table-cell" style:parent-style-name="Comma" style:data-style-name="N38"/>
    <style:style style:name="ce14" style:family="table-cell" style:parent-style-name="Comma" style:data-style-name="N38"/>
    <style:style style:name="ce15" style:family="table-cell" style:parent-style-name="Comma" style:data-style-name="N38">
      <style:table-cell-properties fo:border-top="none" fo:border-bottom="none" fo:border-left="thin solid #000000" fo:border-right="thin solid #000000"/>
    </style:style>
    <style:style style:name="ce16" style:family="table-cell" style:parent-style-name="Comma" style:data-style-name="N37"/>
    <style:style style:name="ce17" style:family="table-cell" style:parent-style-name="Default" style:data-style-name="N38"/>
    <style:style style:name="ce18" style:family="table-cell" style:parent-style-name="Comma" style:data-style-name="N37">
      <style:table-cell-properties fo:background-color="transparent"/>
    </style:style>
    <style:style style:name="ce19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37"/>
    <style:style style:name="ce21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3.59833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56645833333333cm" style:use-optimal-column-width="true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disaster-compare" table:style-name="ta1" table:print-ranges="disaster-compare.G26:disaster-compare.N4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16368" table:default-cell-style-name="ce2"/>
        <table:table-row table:style-name="ro1">
          <table:table-cell table:style-name="ce2"/>
          <table:table-cell table:style-name="ce3"/>
          <table:table-cell office:value-type="string" table:style-name="ce3">
            <text:p>Emergency tit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Day</text:p>
          </table:table-cell>
          <table:table-cell office:value-type="string" table:style-name="ce5">
            <text:p>Decision date</text:p>
          </table:table-cell>
          <table:table-cell office:value-type="string" table:style-name="ce4">
            <text:p>Indian Ocean Tsunami</text:p>
          </table:table-cell>
          <table:table-cell office:value-type="string" table:style-name="ce5">
            <text:p>Decision date</text:p>
          </table:table-cell>
          <table:table-cell office:value-type="string" table:style-name="ce5">
            <text:p>Haiti earthquake 2010</text:p>
          </table:table-cell>
          <table:table-cell office:value-type="string" table:style-name="ce5">
            <text:p>Decision date</text:p>
          </table:table-cell>
          <table:table-cell office:value-type="string" table:style-name="ce5">
            <text:p>Pakistan Floods 2010</text:p>
          </table:table-cell>
          <table:table-cell office:value-type="string" table:style-name="ce5">
            <text:p>Decision date</text:p>
          </table:table-cell>
          <table:table-cell office:value-type="string" table:style-name="ce5">
            <text:p>PHILIPPINES: Typhoon Haiyan - November 2013</text:p>
          </table:table-cell>
          <table:table-cell office:value-type="date" office:date-value="2013-11-18T00:00:00" table:style-name="ce6">
            <text:p>18/11/2013</text:p>
          </table:table-cell>
          <table:table-cell office:value-type="date" office:date-value="2013-11-19T00:00:00" table:style-name="ce6">
            <text:p>19/11/2013</text:p>
          </table:table-cell>
          <table:table-cell office:value-type="date" office:date-value="2013-11-20T00:00:00" table:style-name="ce6">
            <text:p>20/11/2013</text:p>
          </table:table-cell>
          <table:table-cell office:value-type="date" office:date-value="2013-11-21T00:00:00" table:style-name="ce6">
            <text:p>21/11/2013</text:p>
          </table:table-cell>
          <table:table-cell office:value-type="date" office:date-value="2013-11-22T00:00:00" table:style-name="ce6">
            <text:p>22/11/2013</text:p>
          </table:table-cell>
          <table:table-cell table:number-columns-repeated="16370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date" office:date-value="2004-12-26T00:00:00" table:style-name="ce7">
            <text:p>26/12/2004</text:p>
          </table:table-cell>
          <table:table-cell office:value-type="float" office:value="2.7845053000000005E-2" table:style-name="ce8">
            <text:p>0.0</text:p>
          </table:table-cell>
          <table:table-cell office:value-type="date" office:date-value="2010-01-13T00:00:00" table:style-name="ce7">
            <text:p>13/01/2010</text:p>
          </table:table-cell>
          <table:table-cell office:value-type="float" office:value="0.11148463600000004" table:style-name="ce8">
            <text:p>0.1</text:p>
          </table:table-cell>
          <table:table-cell office:value-type="date" office:date-value="2010-07-30T00:00:00" table:style-name="ce7">
            <text:p>30/07/2010</text:p>
          </table:table-cell>
          <table:table-cell office:value-type="float" office:value="2.39406E-4" table:style-name="ce8">
            <text:p>0.0</text:p>
          </table:table-cell>
          <table:table-cell office:value-type="date" office:date-value="2013-11-08T00:00:00" table:style-name="ce9">
            <text:p>08/11/2013</text:p>
          </table:table-cell>
          <table:table-cell office:value-type="float" office:value="6.7262479999999998E-3" table:formula="msoxl:=N3/1000000000" table:style-name="ce10">
            <text:p><text:s/>0.0<text:s/></text:p>
          </table:table-cell>
          <table:table-cell office:value-type="float" office:value="530.68599999999992" table:style-name="ce11">
            <text:p><text:s/>530.7<text:s/></text:p>
          </table:table-cell>
          <table:table-cell office:value-type="float" office:value="1887538" table:formula="msoxl:=530686+1356852" table:style-name="ce12">
            <text:p><text:s/>1,887,538<text:s/></text:p>
          </table:table-cell>
          <table:table-cell office:value-type="float" office:value="1887538" table:style-name="ce13">
            <text:p><text:s/>1,887,538<text:s/></text:p>
          </table:table-cell>
          <table:table-cell office:value-type="float" office:value="1887538" table:style-name="ce12">
            <text:p><text:s/>1,887,538<text:s/></text:p>
          </table:table-cell>
          <table:table-cell office:value-type="float" office:value="6726248" table:style-name="ce13">
            <text:p><text:s/>6,726,248<text:s/></text:p>
          </table:table-cell>
          <table:table-cell table:number-columns-repeated="1637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date" office:date-value="2004-12-27T00:00:00" table:style-name="ce7">
            <text:p>27/12/2004</text:p>
          </table:table-cell>
          <table:table-cell office:value-type="float" office:value="5.2552545999999985E-2" table:style-name="ce8">
            <text:p>0.1</text:p>
          </table:table-cell>
          <table:table-cell office:value-type="date" office:date-value="2010-01-14T00:00:00" table:style-name="ce7">
            <text:p>14/01/2010</text:p>
          </table:table-cell>
          <table:table-cell office:value-type="float" office:value="0.23141942499999998" table:style-name="ce8">
            <text:p>0.2</text:p>
          </table:table-cell>
          <table:table-cell office:value-type="date" office:date-value="2010-07-31T00:00:00" table:style-name="ce7">
            <text:p>31/07/2010</text:p>
          </table:table-cell>
          <table:table-cell office:value-type="float" office:value="3.7537019999999998E-3" table:style-name="ce8">
            <text:p>0.0</text:p>
          </table:table-cell>
          <table:table-cell office:value-type="date" office:date-value="2013-11-09T00:00:00" table:style-name="ce9">
            <text:p>09/11/2013</text:p>
          </table:table-cell>
          <table:table-cell office:value-type="float" office:value="5.7520719999999996E-3" table:formula="msoxl:=N4/1000000000" table:style-name="ce10">
            <text:p><text:s/>0.0<text:s/></text:p>
          </table:table-cell>
          <table:table-cell office:value-type="float" office:value="6610.0450000000001" table:style-name="ce11">
            <text:p><text:s/>6,610.0<text:s/></text:p>
          </table:table-cell>
          <table:table-cell office:value-type="float" office:value="6610045" table:style-name="ce12">
            <text:p><text:s/>6,610,045<text:s/></text:p>
          </table:table-cell>
          <table:table-cell office:value-type="float" office:value="5841637" table:style-name="ce14">
            <text:p><text:s/>5,841,637<text:s/></text:p>
          </table:table-cell>
          <table:table-cell office:value-type="float" office:value="5752072" table:style-name="ce15">
            <text:p><text:s/>5,752,072<text:s/></text:p>
          </table:table-cell>
          <table:table-cell office:value-type="float" office:value="5752072" table:style-name="ce15">
            <text:p><text:s/>5,752,072<text:s/></text:p>
          </table:table-cell>
          <table:table-cell table:number-columns-repeated="1637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date" office:date-value="2004-12-28T00:00:00" table:style-name="ce7">
            <text:p>28/12/2004</text:p>
          </table:table-cell>
          <table:table-cell office:value-type="float" office:value="1.8293588E-2" table:style-name="ce8">
            <text:p>0.0</text:p>
          </table:table-cell>
          <table:table-cell office:value-type="date" office:date-value="2010-01-15T00:00:00" table:style-name="ce7">
            <text:p>15/01/2010</text:p>
          </table:table-cell>
          <table:table-cell office:value-type="float" office:value="0.233636292" table:style-name="ce8">
            <text:p>0.2</text:p>
          </table:table-cell>
          <table:table-cell office:value-type="date" office:date-value="2010-08-01T00:00:00" table:style-name="ce7">
            <text:p>01/08/2010</text:p>
          </table:table-cell>
          <table:table-cell office:value-type="float" office:value="2.3375065000000004E-2" table:style-name="ce8">
            <text:p>0.0</text:p>
          </table:table-cell>
          <table:table-cell office:value-type="date" office:date-value="2013-11-10T00:00:00" table:style-name="ce9">
            <text:p>10/11/2013</text:p>
          </table:table-cell>
          <table:table-cell office:value-type="float" office:value="1.0496210000000001E-2" table:formula="msoxl:=N5/1000000000" table:style-name="ce10">
            <text:p><text:s/>0.0<text:s/></text:p>
          </table:table-cell>
          <table:table-cell office:value-type="float" office:value="24219.646999999997" table:style-name="ce11">
            <text:p><text:s/>24,219.6<text:s/></text:p>
          </table:table-cell>
          <table:table-cell office:value-type="float" office:value="10496210" table:style-name="ce12">
            <text:p><text:s/>10,496,210<text:s/></text:p>
          </table:table-cell>
          <table:table-cell office:value-type="float" office:value="10496210" table:style-name="ce14">
            <text:p><text:s/>10,496,210<text:s/></text:p>
          </table:table-cell>
          <table:table-cell office:value-type="float" office:value="10496210" table:style-name="ce15">
            <text:p><text:s/>10,496,210<text:s/></text:p>
          </table:table-cell>
          <table:table-cell office:value-type="float" office:value="10496210" table:style-name="ce15">
            <text:p><text:s/>10,496,210<text:s/></text:p>
          </table:table-cell>
          <table:table-cell table:number-columns-repeated="1637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date" office:date-value="2004-12-29T00:00:00" table:style-name="ce7">
            <text:p>29/12/2004</text:p>
          </table:table-cell>
          <table:table-cell office:value-type="float" office:value="9.3247180999999998E-2" table:style-name="ce8">
            <text:p>0.1</text:p>
          </table:table-cell>
          <table:table-cell office:value-type="date" office:date-value="2010-01-16T00:00:00" table:style-name="ce7">
            <text:p>16/01/2010</text:p>
          </table:table-cell>
          <table:table-cell office:value-type="float" office:value="9.7969699999999986E-3" table:style-name="ce8">
            <text:p>0.0</text:p>
          </table:table-cell>
          <table:table-cell office:value-type="date" office:date-value="2010-08-02T00:00:00" table:style-name="ce7">
            <text:p>02/08/2010</text:p>
          </table:table-cell>
          <table:table-cell office:value-type="float" office:value="4.3948579999999989E-3" table:style-name="ce8">
            <text:p>0.0</text:p>
          </table:table-cell>
          <table:table-cell office:value-type="date" office:date-value="2013-11-11T00:00:00" table:style-name="ce9">
            <text:p>11/11/2013</text:p>
          </table:table-cell>
          <table:table-cell office:value-type="float" office:value="4.3209405999999999E-2" table:formula="msoxl:=N6/1000000000" table:style-name="ce10">
            <text:p><text:s/>0.0<text:s/></text:p>
          </table:table-cell>
          <table:table-cell office:value-type="float" office:value="49998.3" table:style-name="ce11">
            <text:p><text:s/>49,998.3<text:s/></text:p>
          </table:table-cell>
          <table:table-cell office:value-type="float" office:value="77476765" table:style-name="ce12">
            <text:p><text:s/>77,476,765<text:s/></text:p>
          </table:table-cell>
          <table:table-cell office:value-type="float" office:value="77491344" table:style-name="ce14">
            <text:p><text:s/>77,491,344<text:s/></text:p>
          </table:table-cell>
          <table:table-cell office:value-type="float" office:value="53443162" table:style-name="ce15">
            <text:p><text:s/>53,443,162<text:s/></text:p>
          </table:table-cell>
          <table:table-cell office:value-type="float" office:value="43209406" table:style-name="ce15">
            <text:p><text:s/>43,209,406<text:s/></text:p>
          </table:table-cell>
          <table:table-cell table:number-columns-repeated="1637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date" office:date-value="2004-12-30T00:00:00" table:style-name="ce7">
            <text:p>30/12/2004</text:p>
          </table:table-cell>
          <table:table-cell office:value-type="float" office:value="0.10167737000000004" table:style-name="ce8">
            <text:p>0.1</text:p>
          </table:table-cell>
          <table:table-cell office:value-type="date" office:date-value="2010-01-17T00:00:00" table:style-name="ce7">
            <text:p>17/01/2010</text:p>
          </table:table-cell>
          <table:table-cell office:value-type="float" office:value="1.9006685999999995E-2" table:style-name="ce8">
            <text:p>0.0</text:p>
          </table:table-cell>
          <table:table-cell office:value-type="date" office:date-value="2010-08-03T00:00:00" table:style-name="ce7">
            <text:p>03/08/2010</text:p>
          </table:table-cell>
          <table:table-cell office:value-type="float" office:value="2.1502409E-2" table:style-name="ce8">
            <text:p>0.0</text:p>
          </table:table-cell>
          <table:table-cell office:value-type="date" office:date-value="2013-11-12T00:00:00" table:style-name="ce9">
            <text:p>12/11/2013</text:p>
          </table:table-cell>
          <table:table-cell office:value-type="float" office:value="4.5637108000000003E-2" table:formula="msoxl:=N7/1000000000" table:style-name="ce10">
            <text:p><text:s/>0.0<text:s/></text:p>
          </table:table-cell>
          <table:table-cell office:value-type="float" office:value="20578.410999999996" table:style-name="ce11">
            <text:p><text:s/>20,578.4<text:s/></text:p>
          </table:table-cell>
          <table:table-cell office:value-type="float" office:value="21396370" table:style-name="ce12">
            <text:p><text:s/>21,396,370<text:s/></text:p>
          </table:table-cell>
          <table:table-cell office:value-type="float" office:value="24689805" table:style-name="ce14">
            <text:p><text:s/>24,689,805<text:s/></text:p>
          </table:table-cell>
          <table:table-cell office:value-type="float" office:value="47593031" table:style-name="ce15">
            <text:p><text:s/>47,593,031<text:s/></text:p>
          </table:table-cell>
          <table:table-cell office:value-type="float" office:value="45637108" table:style-name="ce15">
            <text:p><text:s/>45,637,108<text:s/></text:p>
          </table:table-cell>
          <table:table-cell table:number-columns-repeated="1637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date" office:date-value="2004-12-31T00:00:00" table:style-name="ce7">
            <text:p>31/12/2004</text:p>
          </table:table-cell>
          <table:table-cell office:value-type="float" office:value="0.12509981499999998" table:style-name="ce8">
            <text:p>0.1</text:p>
          </table:table-cell>
          <table:table-cell office:value-type="date" office:date-value="2010-01-18T00:00:00" table:style-name="ce7">
            <text:p>18/01/2010</text:p>
          </table:table-cell>
          <table:table-cell office:value-type="float" office:value="0.11411596900000004" table:style-name="ce8">
            <text:p>0.1</text:p>
          </table:table-cell>
          <table:table-cell office:value-type="date" office:date-value="2010-08-04T00:00:00" table:style-name="ce7">
            <text:p>04/08/2010</text:p>
          </table:table-cell>
          <table:table-cell office:value-type="float" office:value="4.5868067999999998E-2" table:style-name="ce8">
            <text:p>0.0</text:p>
          </table:table-cell>
          <table:table-cell office:value-type="date" office:date-value="2013-11-13T00:00:00" table:style-name="ce9">
            <text:p>13/11/2013</text:p>
          </table:table-cell>
          <table:table-cell office:value-type="float" office:value="3.6075079000000003E-2" table:formula="msoxl:=N8/1000000000" table:style-name="ce10">
            <text:p><text:s/>0.0<text:s/></text:p>
          </table:table-cell>
          <table:table-cell office:value-type="float" office:value="5626.91" table:style-name="ce11">
            <text:p><text:s/>5,626.9<text:s/></text:p>
          </table:table-cell>
          <table:table-cell office:value-type="float" office:value="12341814" table:style-name="ce12">
            <text:p><text:s/>12,341,814<text:s/></text:p>
          </table:table-cell>
          <table:table-cell office:value-type="float" office:value="23622885" table:style-name="ce14">
            <text:p><text:s/>23,622,885<text:s/></text:p>
          </table:table-cell>
          <table:table-cell office:value-type="float" office:value="24607733" table:style-name="ce15">
            <text:p><text:s/>24,607,733<text:s/></text:p>
          </table:table-cell>
          <table:table-cell office:value-type="float" office:value="36075079" table:style-name="ce15">
            <text:p><text:s/>36,075,079<text:s/></text:p>
          </table:table-cell>
          <table:table-cell table:number-columns-repeated="1637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date" office:date-value="2005-01-01T00:00:00" table:style-name="ce7">
            <text:p>01/01/2005</text:p>
          </table:table-cell>
          <table:table-cell office:value-type="float" office:value="0.67546646799999988" table:style-name="ce8">
            <text:p>0.7</text:p>
          </table:table-cell>
          <table:table-cell office:value-type="date" office:date-value="2010-01-19T00:00:00" table:style-name="ce7">
            <text:p>19/01/2010</text:p>
          </table:table-cell>
          <table:table-cell office:value-type="float" office:value="0.140355386" table:style-name="ce8">
            <text:p>0.1</text:p>
          </table:table-cell>
          <table:table-cell office:value-type="date" office:date-value="2010-08-05T00:00:00" table:style-name="ce7">
            <text:p>05/08/2010</text:p>
          </table:table-cell>
          <table:table-cell office:value-type="float" office:value="2.9647096000000005E-2" table:style-name="ce8">
            <text:p>0.0</text:p>
          </table:table-cell>
          <table:table-cell office:value-type="date" office:date-value="2013-11-14T00:00:00" table:style-name="ce9">
            <text:p>14/11/2013</text:p>
          </table:table-cell>
          <table:table-cell office:value-type="float" office:value="7.1735086000000003E-2" table:formula="msoxl:=N9/1000000000" table:style-name="ce10">
            <text:p><text:s/>0.1<text:s/></text:p>
          </table:table-cell>
          <table:table-cell office:value-type="float" office:value="31618.138999999996" table:style-name="ce11">
            <text:p><text:s/>31,618.1<text:s/></text:p>
          </table:table-cell>
          <table:table-cell office:value-type="float" office:value="34030370" table:style-name="ce12">
            <text:p><text:s/>34,030,370<text:s/></text:p>
          </table:table-cell>
          <table:table-cell office:value-type="float" office:value="34026677" table:style-name="ce14">
            <text:p><text:s/>34,026,677<text:s/></text:p>
          </table:table-cell>
          <table:table-cell office:value-type="float" office:value="53209180" table:style-name="ce15">
            <text:p><text:s/>53,209,180<text:s/></text:p>
          </table:table-cell>
          <table:table-cell office:value-type="float" office:value="71735086" table:style-name="ce15">
            <text:p><text:s/>71,735,086<text:s/></text:p>
          </table:table-cell>
          <table:table-cell table:number-columns-repeated="1637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date" office:date-value="2005-01-02T00:00:00" table:style-name="ce7">
            <text:p>02/01/2005</text:p>
          </table:table-cell>
          <table:table-cell office:value-type="float" office:value="6.5520191999999991E-2" table:style-name="ce8">
            <text:p>0.1</text:p>
          </table:table-cell>
          <table:table-cell office:value-type="date" office:date-value="2010-01-20T00:00:00" table:style-name="ce7">
            <text:p>20/01/2010</text:p>
          </table:table-cell>
          <table:table-cell office:value-type="float" office:value="0.10982169700000002" table:style-name="ce8">
            <text:p>0.1</text:p>
          </table:table-cell>
          <table:table-cell office:value-type="date" office:date-value="2010-08-06T00:00:00" table:style-name="ce7">
            <text:p>06/08/2010</text:p>
          </table:table-cell>
          <table:table-cell office:value-type="float" office:value="0.12450624800000001" table:style-name="ce8">
            <text:p>0.1</text:p>
          </table:table-cell>
          <table:table-cell office:value-type="date" office:date-value="2013-11-15T00:00:00" table:style-name="ce9">
            <text:p>15/11/2013</text:p>
          </table:table-cell>
          <table:table-cell office:value-type="float" office:value="3.7539191999999999E-2" table:formula="msoxl:=N10/1000000000" table:style-name="ce10">
            <text:p><text:s/>0.0<text:s/></text:p>
          </table:table-cell>
          <table:table-cell office:value-type="float" office:value="26217.788" table:style-name="ce11">
            <text:p><text:s/>26,217.8<text:s/></text:p>
          </table:table-cell>
          <table:table-cell office:value-type="float" office:value="29939748" table:style-name="ce12">
            <text:p><text:s/>29,939,748<text:s/></text:p>
          </table:table-cell>
          <table:table-cell office:value-type="float" office:value="37225362" table:style-name="ce14">
            <text:p><text:s/>37,225,362<text:s/></text:p>
          </table:table-cell>
          <table:table-cell office:value-type="float" office:value="37539173" table:style-name="ce15">
            <text:p><text:s/>37,539,173<text:s/></text:p>
          </table:table-cell>
          <table:table-cell office:value-type="float" office:value="37539192" table:style-name="ce15">
            <text:p><text:s/>37,539,192<text:s/></text:p>
          </table:table-cell>
          <table:table-cell table:number-columns-repeated="1637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date" office:date-value="2005-01-03T00:00:00" table:style-name="ce7">
            <text:p>03/01/2005</text:p>
          </table:table-cell>
          <table:table-cell office:value-type="float" office:value="1.3549391000000004E-2" table:style-name="ce8">
            <text:p>0.0</text:p>
          </table:table-cell>
          <table:table-cell office:value-type="date" office:date-value="2010-01-21T00:00:00" table:style-name="ce7">
            <text:p>21/01/2010</text:p>
          </table:table-cell>
          <table:table-cell office:value-type="float" office:value="0.13462844699999998" table:style-name="ce8">
            <text:p>0.1</text:p>
          </table:table-cell>
          <table:table-cell office:value-type="date" office:date-value="2010-08-07T00:00:00" table:style-name="ce7">
            <text:p>07/08/2010</text:p>
          </table:table-cell>
          <table:table-cell office:value-type="float" office:value="8.2028759999999996E-3" table:style-name="ce8">
            <text:p>0.0</text:p>
          </table:table-cell>
          <table:table-cell office:value-type="date" office:date-value="2013-11-16T00:00:00" table:style-name="ce9">
            <text:p>16/11/2013</text:p>
          </table:table-cell>
          <table:table-cell office:value-type="float" office:value="1.5315428000000001E-2" table:formula="msoxl:=N11/1000000000" table:style-name="ce10">
            <text:p><text:s/>0.0<text:s/></text:p>
          </table:table-cell>
          <table:table-cell office:value-type="float" office:value="562.94799999999998" table:style-name="ce11">
            <text:p><text:s/>562.9<text:s/></text:p>
          </table:table-cell>
          <table:table-cell office:value-type="float" office:value="667245" table:style-name="ce12">
            <text:p><text:s/>667,245<text:s/></text:p>
          </table:table-cell>
          <table:table-cell office:value-type="float" office:value="15315428" table:style-name="ce14">
            <text:p><text:s/>15,315,428<text:s/></text:p>
          </table:table-cell>
          <table:table-cell office:value-type="float" office:value="15315428" table:style-name="ce15">
            <text:p><text:s/>15,315,428<text:s/></text:p>
          </table:table-cell>
          <table:table-cell office:value-type="float" office:value="15315428" table:style-name="ce15">
            <text:p><text:s/>15,315,428<text:s/></text:p>
          </table:table-cell>
          <table:table-cell table:number-columns-repeated="1637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date" office:date-value="2005-01-04T00:00:00" table:style-name="ce7">
            <text:p>04/01/2005</text:p>
          </table:table-cell>
          <table:table-cell office:value-type="float" office:value="5.7305982999999998E-2" table:style-name="ce8">
            <text:p>0.1</text:p>
          </table:table-cell>
          <table:table-cell office:value-type="date" office:date-value="2010-01-22T00:00:00" table:style-name="ce7">
            <text:p>22/01/2010</text:p>
          </table:table-cell>
          <table:table-cell office:value-type="float" office:value="0.53438572899999992" table:style-name="ce8">
            <text:p>0.5</text:p>
          </table:table-cell>
          <table:table-cell office:value-type="date" office:date-value="2010-08-08T00:00:00" table:style-name="ce7">
            <text:p>08/08/2010</text:p>
          </table:table-cell>
          <table:table-cell office:value-type="float" office:value="2.7208409999999999E-3" table:style-name="ce8">
            <text:p>0.0</text:p>
          </table:table-cell>
          <table:table-cell office:value-type="date" office:date-value="2013-11-17T00:00:00" table:style-name="ce9">
            <text:p>17/11/2013</text:p>
          </table:table-cell>
          <table:table-cell office:value-type="float" office:value="1.7284749999999999E-3" table:formula="msoxl:=N12/1000000000" table:style-name="ce10">
            <text:p><text:s/>0.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7">
            <text:p><text:s/>-<text:s text:c="3"/></text:p>
          </table:table-cell>
          <table:table-cell office:value-type="float" office:value="82645" table:style-name="ce14">
            <text:p><text:s/>82,645<text:s/></text:p>
          </table:table-cell>
          <table:table-cell office:value-type="float" office:value="82645" table:style-name="ce15">
            <text:p><text:s/>82,645<text:s/></text:p>
          </table:table-cell>
          <table:table-cell office:value-type="float" office:value="1728475" table:style-name="ce15">
            <text:p><text:s/>1,728,475<text:s/></text:p>
          </table:table-cell>
          <table:table-cell table:number-columns-repeated="1637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date" office:date-value="2005-01-05T00:00:00" table:style-name="ce7">
            <text:p>05/01/2005</text:p>
          </table:table-cell>
          <table:table-cell office:value-type="float" office:value="4.5410903999999995E-2" table:style-name="ce8">
            <text:p>0.0</text:p>
          </table:table-cell>
          <table:table-cell office:value-type="date" office:date-value="2010-01-23T00:00:00" table:style-name="ce7">
            <text:p>23/01/2010</text:p>
          </table:table-cell>
          <table:table-cell office:value-type="float" office:value="3.4598706E-2" table:style-name="ce8">
            <text:p>0.0</text:p>
          </table:table-cell>
          <table:table-cell office:value-type="date" office:date-value="2010-08-09T00:00:00" table:style-name="ce7">
            <text:p>09/08/2010</text:p>
          </table:table-cell>
          <table:table-cell office:value-type="float" office:value="2.092422E-3" table:style-name="ce8">
            <text:p>0.0</text:p>
          </table:table-cell>
          <table:table-cell office:value-type="date" office:date-value="2013-11-18T00:00:00" table:style-name="ce9">
            <text:p>18/11/2013</text:p>
          </table:table-cell>
          <table:table-cell office:value-type="float" office:value="1.4153136E-2" table:formula="msoxl:=N13/1000000000" table:style-name="ce10">
            <text:p><text:s/>0.0<text:s/>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7">
            <text:p><text:s/>-<text:s text:c="3"/></text:p>
          </table:table-cell>
          <table:table-cell office:value-type="float" office:value="6809816" table:style-name="ce14">
            <text:p><text:s/>6,809,816<text:s/></text:p>
          </table:table-cell>
          <table:table-cell office:value-type="float" office:value="14153136" table:style-name="ce15">
            <text:p><text:s/>14,153,136<text:s/></text:p>
          </table:table-cell>
          <table:table-cell office:value-type="float" office:value="14153136" table:style-name="ce15">
            <text:p><text:s/>14,153,136<text:s/></text:p>
          </table:table-cell>
          <table:table-cell table:number-columns-repeated="1637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date" office:date-value="2005-01-06T00:00:00" table:style-name="ce7">
            <text:p>06/01/2005</text:p>
          </table:table-cell>
          <table:table-cell office:value-type="float" office:value="2.2276751000000004E-2" table:style-name="ce8">
            <text:p>0.0</text:p>
          </table:table-cell>
          <table:table-cell office:value-type="date" office:date-value="2010-01-24T00:00:00" table:style-name="ce7">
            <text:p>24/01/2010</text:p>
          </table:table-cell>
          <table:table-cell office:value-type="float" office:value="7.0957220000000005E-3" table:style-name="ce8">
            <text:p>0.0</text:p>
          </table:table-cell>
          <table:table-cell office:value-type="date" office:date-value="2010-08-10T00:00:00" table:style-name="ce7">
            <text:p>10/08/2010</text:p>
          </table:table-cell>
          <table:table-cell office:value-type="float" office:value="3.0481343000000001E-2" table:style-name="ce8">
            <text:p>0.0</text:p>
          </table:table-cell>
          <table:table-cell office:value-type="date" office:date-value="2013-11-19T00:00:00" table:style-name="ce19">
            <text:p>19/11/2013</text:p>
          </table:table-cell>
          <table:table-cell office:value-type="float" office:value="6.6740810000000001E-3" table:formula="msoxl:=N14/1000000000" table:style-name="ce10">
            <text:p><text:s/>0.0<text:s/>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7">
            <text:p><text:s/>-<text:s text:c="3"/></text:p>
          </table:table-cell>
          <table:table-cell office:value-type="float" office:value="3934975" table:style-name="ce14">
            <text:p><text:s/>3,934,975<text:s/></text:p>
          </table:table-cell>
          <table:table-cell office:value-type="float" office:value="6674081" table:style-name="ce15">
            <text:p><text:s/>6,674,081<text:s/></text:p>
          </table:table-cell>
          <table:table-cell office:value-type="float" office:value="6674081" table:style-name="ce15">
            <text:p><text:s/>6,674,081<text:s/></text:p>
          </table:table-cell>
          <table:table-cell table:number-columns-repeated="1637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date" office:date-value="2005-01-07T00:00:00" table:style-name="ce7">
            <text:p>07/01/2005</text:p>
          </table:table-cell>
          <table:table-cell office:value-type="float" office:value="4.3571736999999999E-2" table:style-name="ce8">
            <text:p>0.0</text:p>
          </table:table-cell>
          <table:table-cell office:value-type="date" office:date-value="2010-01-25T00:00:00" table:style-name="ce7">
            <text:p>25/01/2010</text:p>
          </table:table-cell>
          <table:table-cell office:value-type="float" office:value="8.6011899000000003E-2" table:style-name="ce8">
            <text:p>0.1</text:p>
          </table:table-cell>
          <table:table-cell office:value-type="date" office:date-value="2010-08-11T00:00:00" table:style-name="ce7">
            <text:p>11/08/2010</text:p>
          </table:table-cell>
          <table:table-cell office:value-type="float" office:value="4.4291341000000005E-2" table:style-name="ce8">
            <text:p>0.0</text:p>
          </table:table-cell>
          <table:table-cell office:value-type="date" office:date-value="2013-11-20T00:00:00" table:style-name="ce9">
            <text:p>20/11/2013</text:p>
          </table:table-cell>
          <table:table-cell office:value-type="float" office:value="8.8648389999999994E-3" table:formula="msoxl:=N15/1000000000" table:style-name="ce10">
            <text:p><text:s/>0.0<text:s/></text:p>
          </table:table-cell>
          <table:table-cell table:number-columns-repeated="3" table:style-name="ce2"/>
          <table:table-cell office:value-type="float" office:value="8268381" table:style-name="ce15">
            <text:p><text:s/>8,268,381<text:s/></text:p>
          </table:table-cell>
          <table:table-cell office:value-type="float" office:value="8864839" table:style-name="ce15">
            <text:p><text:s/>8,864,839<text:s/></text:p>
          </table:table-cell>
          <table:table-cell table:number-columns-repeated="1637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date" office:date-value="2005-01-08T00:00:00" table:style-name="ce7">
            <text:p>08/01/2005</text:p>
          </table:table-cell>
          <table:table-cell office:value-type="float" office:value="4.8408560000000002E-3" table:style-name="ce8">
            <text:p>0.0</text:p>
          </table:table-cell>
          <table:table-cell office:value-type="date" office:date-value="2010-01-26T00:00:00" table:style-name="ce7">
            <text:p>26/01/2010</text:p>
          </table:table-cell>
          <table:table-cell office:value-type="float" office:value="3.1178895000000012E-2" table:style-name="ce8">
            <text:p>0.0</text:p>
          </table:table-cell>
          <table:table-cell office:value-type="date" office:date-value="2010-08-12T00:00:00" table:style-name="ce7">
            <text:p>12/08/2010</text:p>
          </table:table-cell>
          <table:table-cell office:value-type="float" office:value="0.13043437900000002" table:style-name="ce8">
            <text:p>0.1</text:p>
          </table:table-cell>
          <table:table-cell office:value-type="date" office:date-value="2013-11-21T00:00:00" table:style-name="ce9">
            <text:p>21/11/2013</text:p>
          </table:table-cell>
          <table:table-cell office:value-type="float" office:value="2.0000000000000001E-4" table:formula="msoxl:=N16/1000000000" table:style-name="ce10">
            <text:p><text:s/>0.0<text:s/></text:p>
          </table:table-cell>
          <table:table-cell table:number-columns-repeated="4" table:style-name="ce2"/>
          <table:table-cell office:value-type="float" office:value="200000" table:style-name="ce15">
            <text:p><text:s/>200,000<text:s/></text:p>
          </table:table-cell>
          <table:table-cell table:number-columns-repeated="1637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date" office:date-value="2005-01-09T00:00:00" table:style-name="ce7">
            <text:p>09/01/2005</text:p>
          </table:table-cell>
          <table:table-cell office:value-type="float" office:value="4.6119323000000011E-2" table:style-name="ce8">
            <text:p>0.0</text:p>
          </table:table-cell>
          <table:table-cell office:value-type="date" office:date-value="2010-01-27T00:00:00" table:style-name="ce7">
            <text:p>27/01/2010</text:p>
          </table:table-cell>
          <table:table-cell office:value-type="float" office:value="0.21921057200000008" table:style-name="ce8">
            <text:p>0.2</text:p>
          </table:table-cell>
          <table:table-cell office:value-type="date" office:date-value="2010-08-13T00:00:00" table:style-name="ce7">
            <text:p>13/08/2010</text:p>
          </table:table-cell>
          <table:table-cell office:value-type="float" office:value="2.5360796000000001E-2" table:style-name="ce8">
            <text:p>0.0</text:p>
          </table:table-cell>
          <table:table-cell office:value-type="date" office:date-value="2013-11-22T00:00:00" table:style-name="ce19">
            <text:p>22/11/2013</text:p>
          </table:table-cell>
          <table:table-cell table:number-columns-repeated="16376" table:style-name="ce2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date" office:date-value="2005-01-10T00:00:00" table:style-name="ce7">
            <text:p>10/01/2005</text:p>
          </table:table-cell>
          <table:table-cell office:value-type="float" office:value="5.3367315999999998E-2" table:style-name="ce8">
            <text:p>0.1</text:p>
          </table:table-cell>
          <table:table-cell office:value-type="date" office:date-value="2010-01-28T00:00:00" table:style-name="ce7">
            <text:p>28/01/2010</text:p>
          </table:table-cell>
          <table:table-cell office:value-type="float" office:value="5.5162892999999998E-2" table:style-name="ce8">
            <text:p>0.1</text:p>
          </table:table-cell>
          <table:table-cell office:value-type="date" office:date-value="2010-08-14T00:00:00" table:style-name="ce7">
            <text:p>14/08/2010</text:p>
          </table:table-cell>
          <table:table-cell office:value-type="float" office:value="9.3235639999999995E-3" table:style-name="ce8">
            <text:p>0.0</text:p>
          </table:table-cell>
          <table:table-cell table:number-columns-repeated="16377" table:style-name="ce2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date" office:date-value="2005-01-11T00:00:00" table:style-name="ce7">
            <text:p>11/01/2005</text:p>
          </table:table-cell>
          <table:table-cell office:value-type="float" office:value="0.38432477600000009" table:style-name="ce8">
            <text:p>0.4</text:p>
          </table:table-cell>
          <table:table-cell office:value-type="date" office:date-value="2010-01-29T00:00:00" table:style-name="ce7">
            <text:p>29/01/2010</text:p>
          </table:table-cell>
          <table:table-cell office:value-type="float" office:value="1.2171819999999998E-2" table:style-name="ce8">
            <text:p>0.0</text:p>
          </table:table-cell>
          <table:table-cell office:value-type="date" office:date-value="2010-08-15T00:00:00" table:style-name="ce7">
            <text:p>15/08/2010</text:p>
          </table:table-cell>
          <table:table-cell office:value-type="float" office:value="5.9033420000000007E-3" table:style-name="ce8">
            <text:p>0.0</text:p>
          </table:table-cell>
          <table:table-cell table:number-columns-repeated="16377" table:style-name="ce2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date" office:date-value="2005-01-12T00:00:00" table:style-name="ce7">
            <text:p>12/01/2005</text:p>
          </table:table-cell>
          <table:table-cell office:value-type="float" office:value="0.29352900699999995" table:style-name="ce8">
            <text:p>0.3</text:p>
          </table:table-cell>
          <table:table-cell office:value-type="date" office:date-value="2010-01-31T00:00:00" table:style-name="ce7">
            <text:p>31/01/2010</text:p>
          </table:table-cell>
          <table:table-cell office:value-type="float" office:value="4.1333409999999996E-3" table:style-name="ce8">
            <text:p>0.0</text:p>
          </table:table-cell>
          <table:table-cell office:value-type="date" office:date-value="2010-08-16T00:00:00" table:style-name="ce7">
            <text:p>16/08/2010</text:p>
          </table:table-cell>
          <table:table-cell office:value-type="float" office:value="5.0450689999999986E-2" table:style-name="ce8">
            <text:p>0.1</text:p>
          </table:table-cell>
          <table:table-cell table:number-columns-repeated="16377" table:style-name="ce2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date" office:date-value="2005-01-13T00:00:00" table:style-name="ce7">
            <text:p>13/01/2005</text:p>
          </table:table-cell>
          <table:table-cell office:value-type="float" office:value="2.1108367000000003E-2" table:style-name="ce8">
            <text:p>0.0</text:p>
          </table:table-cell>
          <table:table-cell office:value-type="date" office:date-value="2010-02-01T00:00:00" table:style-name="ce7">
            <text:p>01/02/2010</text:p>
          </table:table-cell>
          <table:table-cell office:value-type="float" office:value="4.836501800000001E-2" table:style-name="ce8">
            <text:p>0.0</text:p>
          </table:table-cell>
          <table:table-cell office:value-type="date" office:date-value="2010-08-17T00:00:00" table:style-name="ce7">
            <text:p>17/08/2010</text:p>
          </table:table-cell>
          <table:table-cell office:value-type="float" office:value="0.21035488000000002" table:style-name="ce8">
            <text:p>0.2</text:p>
          </table:table-cell>
          <table:table-cell table:number-columns-repeated="16377" table:style-name="ce2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date" office:date-value="2005-01-14T00:00:00" table:style-name="ce7">
            <text:p>14/01/2005</text:p>
          </table:table-cell>
          <table:table-cell office:value-type="float" office:value="3.2222838000000004E-2" table:style-name="ce8">
            <text:p>0.0</text:p>
          </table:table-cell>
          <table:table-cell office:value-type="date" office:date-value="2010-02-02T00:00:00" table:style-name="ce7">
            <text:p>02/02/2010</text:p>
          </table:table-cell>
          <table:table-cell office:value-type="float" office:value="1.2475920999999999E-2" table:style-name="ce8">
            <text:p>0.0</text:p>
          </table:table-cell>
          <table:table-cell office:value-type="date" office:date-value="2010-08-18T00:00:00" table:style-name="ce7">
            <text:p>18/08/2010</text:p>
          </table:table-cell>
          <table:table-cell office:value-type="float" office:value="8.7949228999999976E-2" table:style-name="ce8">
            <text:p>0.1</text:p>
          </table:table-cell>
          <table:table-cell table:number-columns-repeated="16377" table:style-name="ce2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165962.87399999998" table:formula="msoxl:=SUM(J3:J11)" table:style-name="ce20">
            <text:p><text:s/>165,962.9<text:s/></text:p>
          </table:table-cell>
          <table:table-cell office:value-type="float" office:value="194846105" table:formula="msoxl:=SUM(K3:K11)" table:style-name="ce20">
            <text:p><text:s/>194,846,105.0<text:s/>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Day</text:p>
          </table:table-cell>
          <table:table-cell office:value-type="string" table:style-name="ce4">
            <text:p>Indian Ocean tsunami 2004</text:p>
          </table:table-cell>
          <table:table-cell office:value-type="string" table:style-name="ce5">
            <text:p>Haiti earthquake 2010</text:p>
          </table:table-cell>
          <table:table-cell office:value-type="string" table:style-name="ce5">
            <text:p>Pakistan floods 2010</text:p>
          </table:table-cell>
          <table:table-cell office:value-type="string" table:style-name="ce5">
            <text:p>Philippines typhoon 2013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3">
            <text:p>Day 1</text:p>
          </table:table-cell>
          <table:table-cell office:value-type="float" office:value="2.7845053000000005E-2" table:formula="msoxl:=C3" table:style-name="ce8">
            <text:p>0.0</text:p>
          </table:table-cell>
          <table:table-cell office:value-type="float" office:value="0.11148463600000004" table:formula="msoxl:=E3" table:style-name="ce8">
            <text:p>0.1</text:p>
          </table:table-cell>
          <table:table-cell office:value-type="float" office:value="2.39406E-4" table:formula="msoxl:=G3" table:style-name="ce8">
            <text:p>0.0</text:p>
          </table:table-cell>
          <table:table-cell office:value-type="float" office:value="6.7262479999999998E-3" table:formula="msoxl:=I3" table:style-name="ce11">
            <text:p><text:s/>0.0<text:s/></text:p>
          </table:table-cell>
          <table:table-cell table:style-name="ce2"/>
          <table:table-cell table:style-name="ce21"/>
          <table:table-cell table:number-columns-repeated="16377" table:style-name="ce2"/>
        </table:table-row>
        <table:table-row table:style-name="ro1">
          <table:table-cell office:value-type="string" table:style-name="ce3">
            <text:p>Day 2</text:p>
          </table:table-cell>
          <table:table-cell office:value-type="float" office:value="8.0397598999999986E-2" table:formula="msoxl:=B25+C4" table:style-name="ce8">
            <text:p>0.1</text:p>
          </table:table-cell>
          <table:table-cell office:value-type="float" office:value="0.34290406100000004" table:formula="msoxl:=C25+E4" table:style-name="ce8">
            <text:p>0.3</text:p>
          </table:table-cell>
          <table:table-cell office:value-type="float" office:value="3.9931079999999996E-3" table:formula="msoxl:=D25+G4" table:style-name="ce8">
            <text:p>0.0</text:p>
          </table:table-cell>
          <table:table-cell office:value-type="float" office:value="1.2478319999999999E-2" table:formula="msoxl:=E25+I4" table:style-name="ce11">
            <text:p><text:s/>0.0<text:s/></text:p>
          </table:table-cell>
          <table:table-cell table:style-name="ce2"/>
          <table:table-cell table:style-name="ce2">
            <draw:frame xmlns:presentation="urn:oasis:names:tc:opendocument:xmlns:presentation:1.0" draw:z-index="1" draw:id="id0" draw:style-name="a0" draw:name="Chart 1" svg:x="0.08333in" svg:y="0.03542in" svg:width="8.15417in" svg:height="3.147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 table:style-name="ce2"/>
        </table:table-row>
        <table:table-row table:style-name="ro1">
          <table:table-cell office:value-type="string" table:style-name="ce3">
            <text:p>Day 3</text:p>
          </table:table-cell>
          <table:table-cell office:value-type="float" office:value="9.8691186999999986E-2" table:formula="msoxl:=B26+C5" table:style-name="ce8">
            <text:p>0.1</text:p>
          </table:table-cell>
          <table:table-cell office:value-type="float" office:value="0.57654035300000006" table:formula="msoxl:=C26+E5" table:style-name="ce8">
            <text:p>0.6</text:p>
          </table:table-cell>
          <table:table-cell office:value-type="float" office:value="2.7368173000000003E-2" table:formula="msoxl:=D26+G5" table:style-name="ce8">
            <text:p>0.0</text:p>
          </table:table-cell>
          <table:table-cell office:value-type="float" office:value="2.297453E-2" table:formula="msoxl:=E26+I5" table:style-name="ce11">
            <text:p><text:s/>0.0<text:s/></text:p>
          </table:table-cell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3">
            <text:p>Day 4</text:p>
          </table:table-cell>
          <table:table-cell office:value-type="float" office:value="0.19193836799999997" table:formula="msoxl:=B27+C6" table:style-name="ce8">
            <text:p>0.2</text:p>
          </table:table-cell>
          <table:table-cell office:value-type="float" office:value="0.58633732300000008" table:formula="msoxl:=C27+E6" table:style-name="ce8">
            <text:p>0.6</text:p>
          </table:table-cell>
          <table:table-cell office:value-type="float" office:value="3.1763031000000004E-2" table:formula="msoxl:=D27+G6" table:style-name="ce8">
            <text:p>0.0</text:p>
          </table:table-cell>
          <table:table-cell office:value-type="float" office:value="6.6183935999999999E-2" table:formula="msoxl:=E27+I6" table:style-name="ce11">
            <text:p><text:s/>0.1<text:s/></text:p>
          </table:table-cell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3">
            <text:p>Day 5</text:p>
          </table:table-cell>
          <table:table-cell office:value-type="float" office:value="0.29361573800000001" table:formula="msoxl:=B28+C7" table:style-name="ce8">
            <text:p>0.3</text:p>
          </table:table-cell>
          <table:table-cell office:value-type="float" office:value="0.60534400900000007" table:formula="msoxl:=C28+E7" table:style-name="ce8">
            <text:p>0.6</text:p>
          </table:table-cell>
          <table:table-cell office:value-type="float" office:value="5.3265440000000004E-2" table:formula="msoxl:=D28+G7" table:style-name="ce8">
            <text:p>0.1</text:p>
          </table:table-cell>
          <table:table-cell office:value-type="float" office:value="0.11182104400000001" table:formula="msoxl:=E28+I7" table:style-name="ce11">
            <text:p><text:s/>0.1<text:s/></text:p>
          </table:table-cell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3">
            <text:p>Day 6</text:p>
          </table:table-cell>
          <table:table-cell office:value-type="float" office:value="0.41871555299999996" table:formula="msoxl:=B29+C8" table:style-name="ce8">
            <text:p>0.4</text:p>
          </table:table-cell>
          <table:table-cell office:value-type="float" office:value="0.71945997800000017" table:formula="msoxl:=C29+E8" table:style-name="ce8">
            <text:p>0.7</text:p>
          </table:table-cell>
          <table:table-cell office:value-type="float" office:value="9.9133508000000009E-2" table:formula="msoxl:=D29+G8" table:style-name="ce8">
            <text:p>0.1</text:p>
          </table:table-cell>
          <table:table-cell office:value-type="float" office:value="0.14789612300000002" table:formula="msoxl:=E29+I8" table:style-name="ce11">
            <text:p><text:s/>0.1<text:s/></text:p>
          </table:table-cell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3">
            <text:p>Day 7</text:p>
          </table:table-cell>
          <table:table-cell office:value-type="float" office:value="1.0941820209999999" table:formula="msoxl:=B30+C9" table:style-name="ce8">
            <text:p>1.1</text:p>
          </table:table-cell>
          <table:table-cell office:value-type="float" office:value="0.85981536400000014" table:formula="msoxl:=C30+E9" table:style-name="ce8">
            <text:p>0.9</text:p>
          </table:table-cell>
          <table:table-cell office:value-type="float" office:value="0.12878060400000002" table:formula="msoxl:=D30+G9" table:style-name="ce8">
            <text:p>0.1</text:p>
          </table:table-cell>
          <table:table-cell office:value-type="float" office:value="0.21963120900000002" table:formula="msoxl:=E30+I9" table:style-name="ce11">
            <text:p><text:s/>0.2<text:s/></text:p>
          </table:table-cell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3">
            <text:p>Day 8</text:p>
          </table:table-cell>
          <table:table-cell office:value-type="float" office:value="1.1597022129999999" table:formula="msoxl:=B31+C10" table:style-name="ce8">
            <text:p>1.2</text:p>
          </table:table-cell>
          <table:table-cell office:value-type="float" office:value="0.96963706100000013" table:formula="msoxl:=C31+E10" table:style-name="ce8">
            <text:p>1.0</text:p>
          </table:table-cell>
          <table:table-cell office:value-type="float" office:value="0.25328685200000001" table:formula="msoxl:=D31+G10" table:style-name="ce8">
            <text:p>0.3</text:p>
          </table:table-cell>
          <table:table-cell office:value-type="float" office:value="0.25717040099999999" table:formula="msoxl:=E31+I10" table:style-name="ce11">
            <text:p><text:s/>0.3<text:s/></text:p>
          </table:table-cell>
          <table:table-cell table:style-name="ce8"/>
          <table:table-cell table:number-columns-repeated="16378" table:style-name="ce2"/>
        </table:table-row>
        <table:table-row table:style-name="ro1">
          <table:table-cell office:value-type="string" table:style-name="ce3">
            <text:p>Day 9</text:p>
          </table:table-cell>
          <table:table-cell office:value-type="float" office:value="1.1732516039999998" table:formula="msoxl:=B32+C11" table:style-name="ce8">
            <text:p>1.2</text:p>
          </table:table-cell>
          <table:table-cell office:value-type="float" office:value="1.1042655080000001" table:formula="msoxl:=C32+E11" table:style-name="ce8">
            <text:p>1.1</text:p>
          </table:table-cell>
          <table:table-cell office:value-type="float" office:value="0.26148972800000003" table:formula="msoxl:=D32+G11" table:style-name="ce8">
            <text:p>0.3</text:p>
          </table:table-cell>
          <table:table-cell office:value-type="float" office:value="0.27248582900000001" table:formula="msoxl:=E32+I11" table:style-name="ce11">
            <text:p><text:s/>0.3<text:s/>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3">
            <text:p>Day 10</text:p>
          </table:table-cell>
          <table:table-cell office:value-type="float" office:value="1.2305575869999998" table:formula="msoxl:=B33+C12" table:style-name="ce8">
            <text:p>1.2</text:p>
          </table:table-cell>
          <table:table-cell office:value-type="float" office:value="1.6386512369999999" table:formula="msoxl:=C33+E12" table:style-name="ce8">
            <text:p>1.6</text:p>
          </table:table-cell>
          <table:table-cell office:value-type="float" office:value="0.26421056900000001" table:formula="msoxl:=D33+G12" table:style-name="ce8">
            <text:p>0.3</text:p>
          </table:table-cell>
          <table:table-cell office:value-type="float" office:value="0.27421430400000002" table:formula="msoxl:=E33+I12" table:style-name="ce11">
            <text:p><text:s/>0.3<text:s/>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3">
            <text:p>Day 11</text:p>
          </table:table-cell>
          <table:table-cell office:value-type="float" office:value="1.2759684909999998" table:formula="msoxl:=B34+C13" table:style-name="ce8">
            <text:p>1.3</text:p>
          </table:table-cell>
          <table:table-cell office:value-type="float" office:value="1.6732499429999999" table:formula="msoxl:=C34+E13" table:style-name="ce8">
            <text:p>1.7</text:p>
          </table:table-cell>
          <table:table-cell office:value-type="float" office:value="0.26630299099999999" table:formula="msoxl:=D34+G13" table:style-name="ce8">
            <text:p>0.3</text:p>
          </table:table-cell>
          <table:table-cell office:value-type="float" office:value="0.28836744000000003" table:formula="msoxl:=E34+I13" table:style-name="ce11">
            <text:p><text:s/>0.3<text:s/>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3">
            <text:p>Day 12</text:p>
          </table:table-cell>
          <table:table-cell office:value-type="float" office:value="1.2982452419999997" table:formula="msoxl:=B35+C14" table:style-name="ce8">
            <text:p>1.3</text:p>
          </table:table-cell>
          <table:table-cell office:value-type="float" office:value="1.6803456649999999" table:formula="msoxl:=C35+E14" table:style-name="ce8">
            <text:p>1.7</text:p>
          </table:table-cell>
          <table:table-cell office:value-type="float" office:value="0.29678433399999998" table:formula="msoxl:=D35+G14" table:style-name="ce8">
            <text:p>0.3</text:p>
          </table:table-cell>
          <table:table-cell office:value-type="float" office:value="0.29504152100000003" table:formula="msoxl:=E35+I14" table:style-name="ce11">
            <text:p><text:s/>0.3<text:s/>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3">
            <text:p>Day 13</text:p>
          </table:table-cell>
          <table:table-cell office:value-type="float" office:value="1.3418169789999996" table:formula="msoxl:=B36+C15" table:style-name="ce8">
            <text:p>1.3</text:p>
          </table:table-cell>
          <table:table-cell office:value-type="float" office:value="1.766357564" table:formula="msoxl:=C36+E15" table:style-name="ce8">
            <text:p>1.8</text:p>
          </table:table-cell>
          <table:table-cell office:value-type="float" office:value="0.34107567499999997" table:formula="msoxl:=D36+G15" table:style-name="ce8">
            <text:p>0.3</text:p>
          </table:table-cell>
          <table:table-cell office:value-type="float" office:value="0.30390636000000004" table:formula="msoxl:=E36+I15" table:style-name="ce11">
            <text:p><text:s/>0.3<text:s/>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3">
            <text:p>Day 14</text:p>
          </table:table-cell>
          <table:table-cell office:value-type="float" office:value="1.3466578349999996" table:formula="msoxl:=B37+C16" table:style-name="ce8">
            <text:p>1.3</text:p>
          </table:table-cell>
          <table:table-cell office:value-type="float" office:value="1.797536459" table:formula="msoxl:=C37+E16" table:style-name="ce8">
            <text:p>1.8</text:p>
          </table:table-cell>
          <table:table-cell office:value-type="float" office:value="0.47151005400000001" table:formula="msoxl:=D37+G16" table:style-name="ce8">
            <text:p>0.5</text:p>
          </table:table-cell>
          <table:table-cell office:value-type="float" office:value="0.30410636000000002" table:formula="msoxl:=E37+I16" table:style-name="ce11">
            <text:p><text:s/>0.3<text:s/>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3">
            <text:p>Day 15</text:p>
          </table:table-cell>
          <table:table-cell office:value-type="float" office:value="1.3927771579999997" table:formula="msoxl:=B38+C17" table:style-name="ce8">
            <text:p>1.4</text:p>
          </table:table-cell>
          <table:table-cell office:value-type="float" office:value="2.016747031" table:formula="msoxl:=C38+E17" table:style-name="ce8">
            <text:p>2.0</text:p>
          </table:table-cell>
          <table:table-cell office:value-type="float" office:value="0.49687085000000003" table:formula="msoxl:=D38+G17" table:style-name="ce8">
            <text:p>0.5</text:p>
          </table:table-cell>
          <table:table-cell office:value-type="float" office:value="0.30410636000000002" table:formula="msoxl:=E38+I17" table:style-name="ce11">
            <text:p><text:s/>0.3<text:s/>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3">
            <text:p>Day 16</text:p>
          </table:table-cell>
          <table:table-cell office:value-type="float" office:value="1.4461444739999996" table:formula="msoxl:=B39+C18" table:style-name="ce8">
            <text:p>1.4</text:p>
          </table:table-cell>
          <table:table-cell office:value-type="float" office:value="2.0719099239999998" table:formula="msoxl:=C39+E18" table:style-name="ce8">
            <text:p>2.1</text:p>
          </table:table-cell>
          <table:table-cell office:value-type="float" office:value="0.50619441399999998" table:formula="msoxl:=D39+G18" table:style-name="ce8">
            <text:p>0.5</text:p>
          </table:table-cell>
          <table:table-cell table:number-columns-repeated="2" table:style-name="ce8"/>
          <table:table-cell table:number-columns-repeated="16378"/>
        </table:table-row>
        <table:table-row table:style-name="ro1">
          <table:table-cell office:value-type="string" table:style-name="ce3">
            <text:p>Day 17</text:p>
          </table:table-cell>
          <table:table-cell office:value-type="float" office:value="1.8304692499999997" table:formula="msoxl:=B40+C19" table:style-name="ce8">
            <text:p>1.8</text:p>
          </table:table-cell>
          <table:table-cell office:value-type="float" office:value="2.0840817439999997" table:formula="msoxl:=C40+E19" table:style-name="ce8">
            <text:p>2.1</text:p>
          </table:table-cell>
          <table:table-cell office:value-type="float" office:value="0.51209775599999996" table:formula="msoxl:=D40+G19" table:style-name="ce8">
            <text:p>0.5</text:p>
          </table:table-cell>
          <table:table-cell table:number-columns-repeated="2" table:style-name="ce8"/>
          <table:table-cell table:number-columns-repeated="16378"/>
        </table:table-row>
        <table:table-row table:style-name="ro1">
          <table:table-cell office:value-type="string" table:style-name="ce3">
            <text:p>Day 18</text:p>
          </table:table-cell>
          <table:table-cell office:value-type="float" office:value="2.1239982569999998" table:formula="msoxl:=B41+C20" table:style-name="ce8">
            <text:p>2.1</text:p>
          </table:table-cell>
          <table:table-cell office:value-type="float" office:value="2.0882150849999999" table:formula="msoxl:=C41+E20" table:style-name="ce8">
            <text:p>2.1</text:p>
          </table:table-cell>
          <table:table-cell office:value-type="float" office:value="0.56254844599999998" table:formula="msoxl:=D41+G20" table:style-name="ce8">
            <text:p>0.6</text:p>
          </table:table-cell>
          <table:table-cell table:number-columns-repeated="2" table:style-name="ce8"/>
          <table:table-cell table:number-columns-repeated="16378"/>
        </table:table-row>
        <table:table-row table:style-name="ro1">
          <table:table-cell office:value-type="string" table:style-name="ce3">
            <text:p>Day 19</text:p>
          </table:table-cell>
          <table:table-cell office:value-type="float" office:value="2.1451066239999999" table:formula="msoxl:=B42+C21" table:style-name="ce8">
            <text:p>2.1</text:p>
          </table:table-cell>
          <table:table-cell office:value-type="float" office:value="2.136580103" table:formula="msoxl:=C42+E21" table:style-name="ce8">
            <text:p>2.1</text:p>
          </table:table-cell>
          <table:table-cell office:value-type="float" office:value="0.772903326" table:formula="msoxl:=D42+G21" table:style-name="ce8">
            <text:p>0.8</text:p>
          </table:table-cell>
          <table:table-cell table:number-columns-repeated="2" table:style-name="ce8"/>
          <table:table-cell table:number-columns-repeated="16378"/>
        </table:table-row>
        <table:table-row table:style-name="ro1">
          <table:table-cell office:value-type="string" table:style-name="ce3">
            <text:p>Day 20</text:p>
          </table:table-cell>
          <table:table-cell office:value-type="float" office:value="2.1773294619999999" table:formula="msoxl:=B43+C22" table:style-name="ce8">
            <text:p>2.2</text:p>
          </table:table-cell>
          <table:table-cell office:value-type="float" office:value="2.1490560240000001" table:formula="msoxl:=C43+E22" table:style-name="ce8">
            <text:p>2.1</text:p>
          </table:table-cell>
          <table:table-cell office:value-type="float" office:value="0.86085255500000002" table:formula="msoxl:=D43+G22" table:style-name="ce8">
            <text:p>0.9</text:p>
          </table:table-cell>
          <table:table-cell table:number-columns-repeated="2" table:style-name="ce8"/>
          <table:table-cell table:number-columns-repeated="16378"/>
        </table:table-row>
        <table:table-row table:number-rows-repeated="1048532" table:style-name="ro1">
          <table:table-cell table:number-columns-repeated="16384"/>
        </table:table-row>
      </table:table>
      <table:table table:name="Sheet1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4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5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6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'file:///C:/Projects/Investments%20to%20End%20Poverty/2013%20Report/Data/Reference%20files/Deflators.xlsx'#2011_DAC_deflators" table:style-name="ta3">
        <table:table-source xlink:href="file:///C:/Projects/Investments%20to%20End%20Poverty/2013%20Report/Data/Reference%20files/Deflators.xlsx" table:table-name="2011_DAC_deflators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1960"/>
          <table:table-cell table:number-columns-repeated="16382"/>
        </table:table-row>
        <table:table-row>
          <table:table-cell table:number-columns-repeated="16384"/>
        </table:table-row>
        <table:table-row>
          <table:table-cell office:value-type="string" office:string-value="Australia"/>
          <table:table-cell table:number-columns-repeated="16383"/>
        </table:table-row>
        <table:table-row>
          <table:table-cell office:value-type="string" office:string-value="Austria"/>
          <table:table-cell table:number-columns-repeated="16383"/>
        </table:table-row>
        <table:table-row>
          <table:table-cell office:value-type="string" office:string-value="Belgium"/>
          <table:table-cell table:number-columns-repeated="16383"/>
        </table:table-row>
        <table:table-row>
          <table:table-cell office:value-type="string" office:string-value="Canada"/>
          <table:table-cell table:number-columns-repeated="16383"/>
        </table:table-row>
        <table:table-row>
          <table:table-cell office:value-type="string" office:string-value="Denmark"/>
          <table:table-cell table:number-columns-repeated="16383"/>
        </table:table-row>
        <table:table-row>
          <table:table-cell office:value-type="string" office:string-value="Finland"/>
          <table:table-cell table:number-columns-repeated="16383"/>
        </table:table-row>
        <table:table-row>
          <table:table-cell office:value-type="string" office:string-value="France"/>
          <table:table-cell table:number-columns-repeated="16383"/>
        </table:table-row>
        <table:table-row>
          <table:table-cell office:value-type="string" office:string-value="Germany"/>
          <table:table-cell table:number-columns-repeated="16383"/>
        </table:table-row>
        <table:table-row>
          <table:table-cell office:value-type="string" office:string-value="Greece"/>
          <table:table-cell table:number-columns-repeated="16383"/>
        </table:table-row>
        <table:table-row>
          <table:table-cell office:value-type="string" office:string-value="Iceland"/>
          <table:table-cell table:number-columns-repeated="16383"/>
        </table:table-row>
        <table:table-row>
          <table:table-cell office:value-type="string" office:string-value="Ireland"/>
          <table:table-cell table:number-columns-repeated="16383"/>
        </table:table-row>
        <table:table-row>
          <table:table-cell office:value-type="string" office:string-value="Italy"/>
          <table:table-cell table:number-columns-repeated="16383"/>
        </table:table-row>
        <table:table-row>
          <table:table-cell office:value-type="string" office:string-value="Japan"/>
          <table:table-cell table:number-columns-repeated="16383"/>
        </table:table-row>
        <table:table-row>
          <table:table-cell office:value-type="string" office:string-value="Korea"/>
          <table:table-cell table:number-columns-repeated="16383"/>
        </table:table-row>
        <table:table-row>
          <table:table-cell office:value-type="string" office:string-value="Luxembourg"/>
          <table:table-cell table:number-columns-repeated="16383"/>
        </table:table-row>
        <table:table-row>
          <table:table-cell office:value-type="string" office:string-value="Netherlands"/>
          <table:table-cell table:number-columns-repeated="16383"/>
        </table:table-row>
        <table:table-row>
          <table:table-cell office:value-type="string" office:string-value="New Zealand"/>
          <table:table-cell table:number-columns-repeated="16383"/>
        </table:table-row>
        <table:table-row>
          <table:table-cell office:value-type="string" office:string-value="Norway"/>
          <table:table-cell table:number-columns-repeated="16383"/>
        </table:table-row>
        <table:table-row>
          <table:table-cell office:value-type="string" office:string-value="Portugal"/>
          <table:table-cell table:number-columns-repeated="16383"/>
        </table:table-row>
        <table:table-row>
          <table:table-cell office:value-type="string" office:string-value="Spain"/>
          <table:table-cell table:number-columns-repeated="16383"/>
        </table:table-row>
        <table:table-row>
          <table:table-cell office:value-type="string" office:string-value="Sweden"/>
          <table:table-cell table:number-columns-repeated="16383"/>
        </table:table-row>
        <table:table-row>
          <table:table-cell office:value-type="string" office:string-value="Switzerland"/>
          <table:table-cell table:number-columns-repeated="16383"/>
        </table:table-row>
        <table:table-row>
          <table:table-cell office:value-type="string" office:string-value="United Kingdom"/>
          <table:table-cell table:number-columns-repeated="16383"/>
        </table:table-row>
        <table:table-row>
          <table:table-cell office:value-type="string" office:string-value="United States"/>
          <table:table-cell table:number-columns-repeated="16383"/>
        </table:table-row>
        <table:table-row table:number-rows-repeated="1048548">
          <table:table-cell table:number-columns-repeated="16383"/>
        </table:table-row>
      </table:table>
      <table:table table:name="'file:///C:/Projects/Investments%20to%20End%20Poverty/2013%20Report/Data/Reference%20files/Deflators.xlsx'#2011_deflators_all_countries" table:style-name="ta3">
        <table:table-source xlink:href="file:///C:/Projects/Investments%20to%20End%20Poverty/2013%20Report/Data/Reference%20files/Deflators.xlsx" table:table-name="2011_deflators_all_countries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2"/>
          <table:table-cell office:value-type="string" office:string-value=""/>
          <table:table-cell table:number-columns-repeated="16381"/>
        </table:table-row>
        <table:table-row table:number-rows-repeated="1048572">
          <table:table-cell table:number-columns-repeated="16381"/>
        </table:table-row>
      </table:table>
      <table:table table:name="'file:///C:/Projects/Investments%20to%20End%20Poverty/2013%20Report/Data/Reference%20files/Deflators.xlsx'#dac_-_calculated_deflators_comp" table:style-name="ta3">
        <table:table-source xlink:href="file:///C:/Projects/Investments%20to%20End%20Poverty/2013%20Report/Data/Reference%20files/Deflators.xlsx" table:table-name="dac_-_calculated_deflators_co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jects/Investments%20to%20End%20Poverty/2013%20Report/Data/Reference%20files/Deflators.xlsx'#GDP_constant_US$" table:style-name="ta3">
        <table:table-source xlink:href="file:///C:/Projects/Investments%20to%20End%20Poverty/2013%20Report/Data/Reference%20files/Deflators.xlsx" table:table-name="GDP_constant_US$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0"/>
          <table:table-cell office:value-type="string" office:string-value=""/>
          <table:table-cell table:number-columns-repeated="16373"/>
        </table:table-row>
        <table:table-row table:number-rows-repeated="1048572">
          <table:table-cell table:number-columns-repeated="16373"/>
        </table:table-row>
      </table:table>
      <table:table table:name="'file:///C:/Projects/Investments%20to%20End%20Poverty/2013%20Report/Data/Reference%20files/Deflators.xlsx'#GDP_growth_constant_%" table:style-name="ta3">
        <table:table-source xlink:href="file:///C:/Projects/Investments%20to%20End%20Poverty/2013%20Report/Data/Reference%20files/Deflators.xlsx" table:table-name="GDP_growth_constant_%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Projects/Investments%20to%20End%20Poverty/2013%20Report/Data/Reference%20files/Deflators.xlsx'#GDP_current_US$" table:style-name="ta3">
        <table:table-source xlink:href="file:///C:/Projects/Investments%20to%20End%20Poverty/2013%20Report/Data/Reference%20files/Deflators.xlsx" table:table-name="GDP_current_US$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1"/>
          <table:table-cell office:value-type="float" office:value="4.1349999999999998"/>
          <table:table-cell table:number-columns-repeated="16352"/>
        </table:table-row>
        <table:table-row table:number-rows-repeated="1048572">
          <table:table-cell table:number-columns-repeated="16352"/>
        </table:table-row>
      </table:table>
      <table:named-expressions>
        <table:named-range table:name="DACcountries" table:cell-range-address="'file:///C:/Projects/Investments%20to%20End%20Poverty/2013%20Report/Data/Reference%20files/Deflators.xlsx'#2011_DAC_deflators.$A$5:2011_DAC_deflators.$A$28" table:base-cell-address="disaster-compar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1" number:min-integer-digits="1" number:grouping="true"/>
      <number:text> </number:text>
    </number:number-style>
    <number:number-style style:name="N37P1">
      <number:text>-</number:text>
      <number:number number:decimal-places="1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style:text-properties fo:color="#FF0000"/>
      <number:text>-</number:text>
      <number:number number:decimal-places="2" number:min-integer-digits="1" number:grouping="true"/>
      <number:text> </number:text>
    </number:number-style>
    <number:number-style style:name="N39P2">
      <number:number number:decimal-places="2" number:min-integer-digits="1"/>
      <number:text> </number:text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style:text-properties fo:color="#FF0000"/>
      <number:text>$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1P2">
      <number:text>$  -</number:text>
      <number:number number:decimal-places="0" number:min-integer-digits="1">
        <number:embedded-text number:position="0">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 </number:text>
      <number:number number:decimal-places="2" number:min-integer-digits="1" number:grouping="true"/>
      <number:text> </number:text>
    </number:number-style>
    <number:number-style style:name="N42P1">
      <style:text-properties fo:color="#FF0000"/>
      <number:text>$ (</number:text>
      <number:number number:decimal-places="2" number:min-integer-digits="1" number:grouping="true"/>
      <number:text>)</number:text>
    </number:number-style>
    <number:number-style style:name="N42P2">
      <number:text>$  -</number:text>
      <number:number number:decimal-places="0" number:min-integer-digits="1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number:language="en" number:country="GB">
      <number:currency-symbol number:language="en" number:country="GB">EUR</number:currency-symbol>
      <number:text>  </number:text>
      <number:number number:decimal-places="0" number:min-integer-digits="1" number:grouping="true"/>
      <number:text> </number:text>
    </number:currency-style>
    <number:currency-style style:name="N43P1" number:language="en" number:country="GB">
      <style:text-properties fo:color="#FF0000"/>
      <number:currency-symbol number:language="en" number:country="GB">EUR</number:currency-symbol>
      <number:text> (</number:text>
      <number:number number:decimal-places="0" number:min-integer-digits="1" number:grouping="true"/>
      <number:text>)</number:text>
    </number:currency-style>
    <number:currency-style style:name="N43P2" number:language="en" number:country="GB">
      <number:currency-symbol number:language="en" number:country="GB">EUR</number:currency-symbol>
      <number:text>  -</number:text>
      <number:number number:decimal-places="0" number:min-integer-digits="1"/>
      <number:text> </number:text>
    </number:currency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 number:language="en" number:country="GB">
      <number:currency-symbol number:language="en" number:country="GB">EUR</number:currency-symbol>
      <number:text>  </number:text>
      <number:number number:decimal-places="2" number:min-integer-digits="1" number:grouping="true"/>
      <number:text> </number:text>
    </number:currency-style>
    <number:currency-style style:name="N44P1" number:language="en" number:country="GB">
      <style:text-properties fo:color="#FF0000"/>
      <number:currency-symbol number:language="en" number:country="GB">EUR</number:currency-symbol>
      <number:text> (</number:text>
      <number:number number:decimal-places="2" number:min-integer-digits="1" number:grouping="true"/>
      <number:text>)</number:text>
    </number:currency-style>
    <number:currency-style style:name="N44P2" number:language="en" number:country="GB">
      <number:currency-symbol number:language="en" number:country="GB">EUR</number:currency-symbol>
      <number:text>  -</number:text>
      <number:number number:decimal-places="0" number:min-integer-digits="1"/>
      <number:text> </number:text>
    </number:currency-style>
    <number:text-style style:name="N44"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€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5P1">
      <style:text-properties fo:color="#FF0000"/>
      <number:text>€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5P2">
      <number:text>€  -</number:text>
      <number:number number:decimal-places="0" number:min-integer-digits="1">
        <number:embedded-text number:position="0"> </number:embedded-text>
      </number:number>
    </number:number-style>
    <number:text-style style:name="N45"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€  </number:text>
      <number:number number:decimal-places="2" number:min-integer-digits="1" number:grouping="true"/>
      <number:text> </number:text>
    </number:number-style>
    <number:number-style style:name="N46P1">
      <style:text-properties fo:color="#FF0000"/>
      <number:text>€ (</number:text>
      <number:number number:decimal-places="2" number:min-integer-digits="1" number:grouping="true"/>
      <number:text>)</number:text>
    </number:number-style>
    <number:number-style style:name="N46P2">
      <number:text>€  -</number:text>
      <number:number number:decimal-places="0" number:min-integer-digits="1">
        <number:embedded-text number:position="0"> </number:embedded-text>
      </number:number>
    </number:number-style>
    <number:text-style style:name="N46"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currency-style style:name="N47P0" number:language="en" number:country="GB">
      <number:currency-symbol number:language="en" number:country="GB">GBP</number:currency-symbol>
      <number:text>  </number:text>
      <number:number number:decimal-places="0" number:min-integer-digits="1" number:grouping="true"/>
      <number:text> </number:text>
    </number:currency-style>
    <number:currency-style style:name="N47P1" number:language="en" number:country="GB">
      <style:text-properties fo:color="#FF0000"/>
      <number:currency-symbol number:language="en" number:country="GB">GBP</number:currency-symbol>
      <number:text> (</number:text>
      <number:number number:decimal-places="0" number:min-integer-digits="1" number:grouping="true"/>
      <number:text>)</number:text>
    </number:currency-style>
    <number:currency-style style:name="N47P2" number:language="en" number:country="GB">
      <number:currency-symbol number:language="en" number:country="GB">GBP</number:currency-symbol>
      <number:text>  -</number:text>
      <number:number number:decimal-places="0" number:min-integer-digits="1"/>
      <number:text> </number:text>
    </number:currency-style>
    <number:text-style style:name="N47"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currency-style style:name="N48P0" number:language="en" number:country="GB">
      <number:currency-symbol number:language="en" number:country="GB">GBP</number:currency-symbol>
      <number:text>  </number:text>
      <number:number number:decimal-places="2" number:min-integer-digits="1" number:grouping="true"/>
      <number:text> </number:text>
    </number:currency-style>
    <number:currency-style style:name="N48P1" number:language="en" number:country="GB">
      <style:text-properties fo:color="#FF0000"/>
      <number:currency-symbol number:language="en" number:country="GB">GBP</number:currency-symbol>
      <number:text> (</number:text>
      <number:number number:decimal-places="2" number:min-integer-digits="1" number:grouping="true"/>
      <number:text>)</number:text>
    </number:currency-style>
    <number:currency-style style:name="N48P2" number:language="en" number:country="GB">
      <number:currency-symbol number:language="en" number:country="GB">GBP</number:currency-symbol>
      <number:text>  -</number:text>
      <number:number number:decimal-places="0" number:min-integer-digits="1"/>
      <number:text> </number:text>
    </number:currency-style>
    <number:text-style style:name="N48"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£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style:text-properties fo:color="#FF0000"/>
      <number:text>£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9P2">
      <number:text>£  -</number:text>
      <number:number number:decimal-places="0" number:min-integer-digits="1">
        <number:embedded-text number:position="0"> </number:embedded-text>
      </number:number>
    </number:number-style>
    <number:text-style style:name="N49"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£  </number:text>
      <number:number number:decimal-places="2" number:min-integer-digits="1" number:grouping="true"/>
      <number:text> </number:text>
    </number:number-style>
    <number:number-style style:name="N50P1">
      <style:text-properties fo:color="#FF0000"/>
      <number:text>£ (</number:text>
      <number:number number:decimal-places="2" number:min-integer-digits="1" number:grouping="true"/>
      <number:text>)</number:text>
    </number:number-style>
    <number:number-style style:name="N50P2">
      <number:text>£  -</number:text>
      <number:number number:decimal-places="0" number:min-integer-digits="1">
        <number:embedded-text number:position="0"> </number:embedded-text>
      </number:number>
    </number:number-style>
    <number:text-style style:name="N50"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currency-style style:name="N51P0" number:language="en" number:country="GB">
      <number:currency-symbol number:language="en" number:country="GB">USD</number:currency-symbol>
      <number:text>  </number:text>
      <number:number number:decimal-places="0" number:min-integer-digits="1" number:grouping="true"/>
      <number:text> </number:text>
    </number:currency-style>
    <number:currency-style style:name="N51P1" number:language="en" number:country="GB">
      <style:text-properties fo:color="#FF0000"/>
      <number:currency-symbol number:language="en" number:country="GB">USD</number:currency-symbol>
      <number:text> (</number:text>
      <number:number number:decimal-places="0" number:min-integer-digits="1" number:grouping="true"/>
      <number:text>)</number:text>
    </number:currency-style>
    <number:currency-style style:name="N51P2" number:language="en" number:country="GB">
      <number:currency-symbol number:language="en" number:country="GB">USD</number:currency-symbol>
      <number:text>  -</number:text>
      <number:number number:decimal-places="0" number:min-integer-digits="1"/>
      <number:text> </number:text>
    </number:currency-style>
    <number:text-style style:name="N51"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en" number:country="GB">
      <number:currency-symbol number:language="en" number:country="GB">USD</number:currency-symbol>
      <number:text>  </number:text>
      <number:number number:decimal-places="2" number:min-integer-digits="1" number:grouping="true"/>
      <number:text> </number:text>
    </number:currency-style>
    <number:currency-style style:name="N52P1" number:language="en" number:country="GB">
      <style:text-properties fo:color="#FF0000"/>
      <number:currency-symbol number:language="en" number:country="GB">USD</number:currency-symbol>
      <number:text> (</number:text>
      <number:number number:decimal-places="2" number:min-integer-digits="1" number:grouping="true"/>
      <number:text>)</number:text>
    </number:currency-style>
    <number:currency-style style:name="N52P2" number:language="en" number:country="GB">
      <number:currency-symbol number:language="en" number:country="GB">USD</number:currency-symbol>
      <number:text>  -</number:text>
      <number:number number:decimal-places="0" number:min-integer-digits="1"/>
      <number:text> </number:text>
    </number:currency-style>
    <number:text-style style:name="N52"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date-style style:name="N53">
      <number:day number:style="long"/>
      <number:text> </number:text>
      <number:month number:textual="true"/>
      <number:text> </number:text>
      <number:year/>
      <number:text> </number:text>
    </number:date-style>
    <number:date-style style:name="N54">
      <number:month number:textual="true"/>
      <number:text> </number:text>
      <number:year/>
      <number:text> </number:text>
    </number:date-style>
    <number:date-style style:name="N55">
      <number:year number:style="long"/>
      <number:text> </number:text>
    </number:date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2">
      <number:number number:decimal-places="0" number:min-integer-digits="1">
        <number:embedded-text number:position="0"> </number:embedded-text>
      </number:number>
    </number:number-style>
    <number:text-style style:name="N56"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percentage-style style:name="N57P0">
      <number:number number:decimal-places="0" number:min-integer-digits="1" number:grouping="true"/>
      <number:text>%</number:text>
    </number:percentage-style>
    <number:percentage-style style:name="N57P1">
      <style:text-properties fo:color="#FF0000"/>
      <number:text>-</number:text>
      <number:number number:decimal-places="0" number:min-integer-digits="1" number:grouping="true"/>
      <number:text>%</number:text>
    </number:percentage-style>
    <number:percentage-style style:name="N57P2">
      <number:number number:decimal-places="0" number:min-integer-digits="1"/>
      <number:text>%</number:text>
    </number:percentage-style>
    <number:text-style style:name="N57"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percentage-style style:name="N58P0">
      <number:number number:decimal-places="2" number:min-integer-digits="1" number:grouping="true"/>
      <number:text>%</number:text>
    </number:percentage-style>
    <number:percentage-style style:name="N58P1">
      <style:text-properties fo:color="#FF0000"/>
      <number:text>-</number:text>
      <number:number number:decimal-places="2" number:min-integer-digits="1" number:grouping="true"/>
      <number:text>%</number:text>
    </number:percentage-style>
    <number:percentage-style style:name="N58P2">
      <number:number number:decimal-places="2" number:min-integer-digits="1"/>
      <number:text>%</number:text>
    </number:percentage-style>
    <number:text-style style:name="N58"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_50_0_37__32_-_32_Accent1_32_2" style:display-name="20% - Accent1 2" style:family="table-cell" style:data-style-name="N0">
      <style:table-cell-properties fo:background-color="#DBE5F1"/>
      <style:text-properties fo:color="#000000"/>
    </style:style>
    <style:style style:name="_50_0_37__32_-_32_Accent1_32_2_32_2" style:display-name="20% - Accent1 2 2" style:family="table-cell" style:data-style-name="N0">
      <style:table-cell-properties fo:background-color="#DBE5F1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/>
    </style:style>
    <style:style style:name="_50_0_37__32_-_32_Accent2_32_2_32_2" style:display-name="20% - Accent2 2 2" style:family="table-cell" style:data-style-name="N0">
      <style:table-cell-properties fo:background-color="#F2DDD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/>
    </style:style>
    <style:style style:name="_50_0_37__32_-_32_Accent3_32_2_32_2" style:display-name="20% - Accent3 2 2" style:family="table-cell" style:data-style-name="N0">
      <style:table-cell-properties fo:background-color="#EAF1DD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/>
    </style:style>
    <style:style style:name="_50_0_37__32_-_32_Accent4_32_2_32_2" style:display-name="20% - Accent4 2 2" style:family="table-cell" style:data-style-name="N0">
      <style:table-cell-properties fo:background-color="#E5E0EC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/>
    </style:style>
    <style:style style:name="_50_0_37__32_-_32_Accent5_32_2_32_2" style:display-name="20% - Accent5 2 2" style:family="table-cell" style:data-style-name="N0">
      <style:table-cell-properties fo:background-color="#DBEEF3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/>
    </style:style>
    <style:style style:name="_50_0_37__32_-_32_Accent6_32_2_32_2" style:display-name="20% - Accent6 2 2" style:family="table-cell" style:data-style-name="N0">
      <style:table-cell-properties fo:background-color="#FDE9D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/>
    </style:style>
    <style:style style:name="_52_0_37__32_-_32_Accent1_32_2_32_2" style:display-name="40% - Accent1 2 2" style:family="table-cell" style:data-style-name="N0">
      <style:table-cell-properties fo:background-color="#B8CCE4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/>
    </style:style>
    <style:style style:name="_52_0_37__32_-_32_Accent2_32_2_32_2" style:display-name="40% - Accent2 2 2" style:family="table-cell" style:data-style-name="N0">
      <style:table-cell-properties fo:background-color="#E6B9B8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/>
    </style:style>
    <style:style style:name="_52_0_37__32_-_32_Accent3_32_2_32_2" style:display-name="40% - Accent3 2 2" style:family="table-cell" style:data-style-name="N0">
      <style:table-cell-properties fo:background-color="#D7E4BC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/>
    </style:style>
    <style:style style:name="_52_0_37__32_-_32_Accent4_32_2_32_2" style:display-name="40% - Accent4 2 2" style:family="table-cell" style:data-style-name="N0">
      <style:table-cell-properties fo:background-color="#CCC0DA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/>
    </style:style>
    <style:style style:name="_52_0_37__32_-_32_Accent5_32_2_32_2" style:display-name="40% - Accent5 2 2" style:family="table-cell" style:data-style-name="N0">
      <style:table-cell-properties fo:background-color="#B6DDE8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/>
    </style:style>
    <style:style style:name="_52_0_37__32_-_32_Accent6_32_2_32_2" style:display-name="40% - Accent6 2 2" style:family="table-cell" style:data-style-name="N0">
      <style:table-cell-properties fo:background-color="#FCD5B4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sum" style:family="table-cell" style:data-style-name="N39">
      <style:table-cell-properties fo:background-color="transparent"/>
      <style:text-properties fo:color="#969696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olumn_32_label" style:display-name="Column label" style:family="table-cell" style:data-style-name="N0">
      <style:table-cell-properties style:vertical-align="top" fo:wrap-option="wrap" fo:background-color="#CC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lumn_32_label_32__40_left_32_aligned_41_" style:display-name="Column label (left aligned)" style:family="table-cell" style:data-style-name="N0">
      <style:table-cell-properties style:vertical-align="top" fo:wrap-option="wrap" fo:background-color="#CC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lumn_32_label_32__40_no_32_wrap_41_" style:display-name="Column label (no wrap)" style:family="table-cell" style:data-style-name="N0">
      <style:table-cell-properties style:vertical-align="top" fo:background-color="#CC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lumn_32_label_32__40_not_32_bold_41_" style:display-name="Column label (not bold)" style:family="table-cell" style:data-style-name="N0">
      <style:table-cell-properties style:vertical-align="top" fo:wrap-option="wrap" fo:background-color="#CC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omma" style:family="table-cell" style:data-style-name="N35"/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urrency_32__40_2dp_41_" style:display-name="Currency (2dp)" style:family="table-cell" style:data-style-name="N40"/>
    <style:style style:name="Currency_32_Dollar" style:display-name="Currency Dollar" style:family="table-cell" style:data-style-name="N41"/>
    <style:style style:name="Currency_32_Dollar_32__40_2dp_41_" style:display-name="Currency Dollar (2dp)" style:family="table-cell" style:data-style-name="N42"/>
    <style:style style:name="Currency_32_EUR" style:display-name="Currency EUR" style:family="table-cell" style:data-style-name="N43"/>
    <style:style style:name="Currency_32_EUR_32__40_2dp_41_" style:display-name="Currency EUR (2dp)" style:family="table-cell" style:data-style-name="N44"/>
    <style:style style:name="Currency_32_Euro" style:display-name="Currency Euro" style:family="table-cell" style:data-style-name="N45"/>
    <style:style style:name="Currency_32_Euro_32__40_2dp_41_" style:display-name="Currency Euro (2dp)" style:family="table-cell" style:data-style-name="N46"/>
    <style:style style:name="Currency_32_GBP" style:display-name="Currency GBP" style:family="table-cell" style:data-style-name="N47"/>
    <style:style style:name="Currency_32_GBP_32__40_2dp_41_" style:display-name="Currency GBP (2dp)" style:family="table-cell" style:data-style-name="N48"/>
    <style:style style:name="Currency_32_Pound" style:display-name="Currency Pound" style:family="table-cell" style:data-style-name="N49"/>
    <style:style style:name="Currency_32_Pound_32__40_2dp_41_" style:display-name="Currency Pound (2dp)" style:family="table-cell" style:data-style-name="N50"/>
    <style:style style:name="Currency_32_USD" style:display-name="Currency USD" style:family="table-cell" style:data-style-name="N51"/>
    <style:style style:name="Currency_32_USD_32__40_2dp_41_" style:display-name="Currency USD (2dp)" style:family="table-cell" style:data-style-name="N52"/>
    <style:style style:name="Date" style:family="table-cell" style:data-style-name="N53"/>
    <style:style style:name="Date_32__40_Month_41_" style:display-name="Date (Month)" style:family="table-cell" style:data-style-name="N54"/>
    <style:style style:name="Date_32__40_Year_41_" style:display-name="Date (Year)" style:family="table-cell" style:data-style-name="N55"/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H0" style:family="table-cell" style:data-style-name="N0">
      <style:table-cell-properties style:vertical-align="middle" fo:background-color="#CCFFFF"/>
      <style:text-properties fo:color="#000000" style:font-name="Arial" style:font-name-asian="Arial" style:font-name-complex="Arial" fo:font-size="22pt" style:font-size-asian="22pt" style:font-size-complex="22pt" fo:font-weight="bold" style:font-weight-asian="bold" style:font-weight-complex="bold"/>
    </style:style>
    <style:style style:name="H1" style:family="table-cell" style:data-style-name="N0"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H2" style:family="table-cell" style:data-style-name="N0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H3" style:family="table-cell" style:data-style-name="N0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H4" style:family="table-cell" style:data-style-name="N0"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ighlight" style:family="table-cell" style:data-style-name="N0">
      <style:table-cell-properties fo:background-color="#FFFF00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calculation" style:display-name="Input calculation" style:family="table-cell" style:data-style-name="N0">
      <style:table-cell-properties fo:border="thin dotted #339966" fo:background-color="transparent"/>
      <style:text-properties fo:color="#000000" style:font-name="Arial" style:font-name-asian="Arial" style:font-name-complex="Arial" fo:font-size="9pt" style:font-size-asian="9pt" style:font-size-complex="9pt"/>
    </style:style>
    <style:style style:name="Input_32_data" style:display-name="Input data" style:family="table-cell" style:data-style-name="N0">
      <style:table-cell-properties fo:border="thin solid #339966" fo:background-color="transparent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Input_32_estimate" style:display-name="Input estimate" style:family="table-cell" style:data-style-name="N56">
      <style:table-cell-properties fo:border="thin solid #339966" fo:background-color="#FFFF00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Input_32_link" style:display-name="Input link" style:family="table-cell" style:data-style-name="N0">
      <style:table-cell-properties fo:background-color="#CCFFCC"/>
      <style:text-properties fo:color="#000000" style:font-name="Arial" style:font-name-asian="Arial" style:font-name-complex="Arial" fo:font-size="9pt" style:font-size-asian="9pt" style:font-size-complex="9pt"/>
    </style:style>
    <style:style style:name="Input_32_link_32__40_different_32_workbook_41_" style:display-name="Input link (different workbook)" style:family="table-cell" style:data-style-name="N0">
      <style:table-cell-properties fo:background-color="#00FF00"/>
      <style:text-properties fo:color="#000000" style:font-name="Arial" style:font-name-asian="Arial" style:font-name-complex="Arial" fo:font-size="9pt" style:font-size-asian="9pt" style:font-size-complex="9pt"/>
    </style:style>
    <style:style style:name="Input_32_parameter" style:display-name="Input parameter" style:family="table-cell" style:data-style-name="N0">
      <style:table-cell-properties fo:border="thin solid #0000FF" fo:background-color="transparent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ame" style:family="table-cell" style:data-style-name="N0">
      <style:table-cell-properties fo:background-color="transparent"/>
      <style:text-properties fo:color="#8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fo:color="#000000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fo:color="#000000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umber" style:family="table-cell" style:data-style-name="N56"/>
    <style:style style:name="Number_32__40_2dp_41_" style:display-name="Number (2dp)" style:family="table-cell" style:data-style-name="N39"/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_32_2" style:display-name="Percent 2" style:family="table-cell" style:data-style-name="N13"/>
    <style:style style:name="Percentage" style:family="table-cell" style:data-style-name="N57"/>
    <style:style style:name="Percentage_32__40_2dp_41_" style:display-name="Percentage (2dp)" style:family="table-cell" style:data-style-name="N58"/>
    <style:style style:name="Row_32_label" style:display-name="Row label" style:family="table-cell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Row_32_label_32__40_indent_41_" style:display-name="Row label (indent)" style:family="table-cell" style:data-style-name="N0">
      <style:table-cell-properties style:vertical-align="middle" fo:wrap-option="wrap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/>
    </style:style>
    <style:style style:name="Style_32_1" style:display-name="Style 1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ub-total_32_row" style:display-name="Sub-total row" style:family="table-cell" style:data-style-name="N56">
      <style:table-cell-properties fo:border-top="2pt solid #CCFFFF" fo:border-bottom="2pt solid #CCFFFF" fo:border-left="none" fo:border-righ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able_32_finish_32_row" style:display-name="Table finish row" style:family="table-cell" style:data-style-name="N56">
      <style:table-cell-properties fo:border-top="2pt solid #CCFFFF" fo:border-bottom="none" fo:border-left="none" fo:border-right="none"/>
    </style:style>
    <style:style style:name="Table_32_shading" style:display-name="Table shading" style:family="table-cell" style:data-style-name="N0">
      <style:table-cell-properties fo:background-color="#C0C0C0"/>
    </style:style>
    <style:style style:name="Table_32_unfinish_32_row" style:display-name="Table unfinish row" style:family="table-cell" style:data-style-name="N0"/>
    <style:style style:name="Table_32_unshading" style:display-name="Table unshading" style:family="table-cell" style:data-style-name="N56">
      <style:table-cell-properties fo:background-color="transparent"/>
    </style:style>
    <style:style style:name="Text" style:family="table-cell" style:data-style-name="N30"/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row" style:display-name="Total row" style:family="table-cell" style:data-style-name="N56">
      <style:table-cell-properties fo:background-color="#CC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Unhighlight" style:family="table-cell" style:data-style-name="N0">
      <style:table-cell-properties fo:background-color="transparent"/>
    </style:style>
    <style:style style:name="Untotal_32_row" style:display-name="Untotal row" style:family="table-cell" style:data-style-name="N0">
      <style:table-cell-properties fo:background-color="transparent"/>
    </style:style>
    <style:style style:name="Warning_32_Text_32_2" style:display-name="Warning Text 2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anS</meta:initial-creator>
    <dc:creator>jordanb</dc:creator>
    <meta:creation-date>2013-11-22T15:11:35Z</meta:creation-date>
    <dc:date>2013-11-22T15:45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1" number:min-integer-digits="1" number:grouping="true"/>
    </number:number-style>
    <style:style style:family="chart" style:name="G0S1P14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ba0c2f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2P14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ea76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4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none" draw:stroke="solid" svg:stroke-width="0.03125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none" draw:stroke="solid" svg:stroke-width="0.03125in" svg:stroke-color="#ba0c2f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none" draw:stroke="solid" svg:stroke-width="0.03125in" svg:stroke-color="#ea76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14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93328e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none" draw:stroke="solid" svg:stroke-width="0.03125in" svg:stroke-color="#93328e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6.65pt" svg:width="587.1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disaster-compare.$A$25:.$A$44"/>
          </chart:axis>
          <chart:axis chart:dimension="y" chart:name="primary-y" chart:style-name="Axs1">
            <chart:title chart:style-name="AT01">
              <text:p text:style-name="a0" text:class-names="" text:cond-style-name="">US$ billions</text:p>
            </chart:title>
            <chart:grid chart:class="major" chart:style-name="GMa1"/>
          </chart:axis>
          <chart:series chart:label-cell-address="disaster-compare.$B$24" chart:values-cell-range-address="disaster-compare.$B$25:.$B$44" chart:class="chart:line" chart:attached-axis="primary-y" chart:style-name="G0S0">
            <chart:data-point chart:repeated="14"/>
            <chart:data-point chart:style-name="G0S0P14"/>
            <chart:data-point chart:repeated="5"/>
          </chart:series>
          <chart:series chart:label-cell-address="disaster-compare.$C$24" chart:values-cell-range-address="disaster-compare.$C$25:.$C$44" chart:class="chart:line" chart:attached-axis="primary-y" chart:style-name="G0S1">
            <chart:data-point chart:repeated="14"/>
            <chart:data-point chart:style-name="G0S1P14"/>
            <chart:data-point chart:repeated="5"/>
          </chart:series>
          <chart:series chart:label-cell-address="disaster-compare.$D$24" chart:values-cell-range-address="disaster-compare.$D$25:.$D$44" chart:class="chart:line" chart:attached-axis="primary-y" chart:style-name="G0S2">
            <chart:data-point chart:repeated="14"/>
            <chart:data-point chart:style-name="G0S2P14"/>
            <chart:data-point chart:repeated="5"/>
          </chart:series>
          <chart:series chart:label-cell-address="disaster-compare.$E$24" chart:values-cell-range-address="disaster-compare.$E$25:.$E$44" chart:class="chart:line" chart:attached-axis="primary-y" chart:style-name="G0S3">
            <chart:data-point chart:repeated="14"/>
            <chart:data-point chart:style-name="G0S3P14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